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4.37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4.1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Bitstream Vera Serif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Bitstream Vera Serif" fo:font-size="44pt" style:font-size-asian="44pt" style:font-size-complex="44pt"/>
    </style:style>
    <style:style style:name="P4" style:family="paragraph">
      <loext:graphic-properties draw:fill-color="#ffffff"/>
      <style:text-properties style:font-name="Bitstream Vera Serif" fo:font-size="44pt" style:font-size-asian="44pt" style:font-size-complex="44pt"/>
    </style:style>
    <style:style style:name="P5" style:family="paragraph">
      <style:text-properties style:font-name="Bitstream Vera Sans" fo:font-size="44pt" style:font-size-asian="44pt" style:font-size-complex="44pt"/>
    </style:style>
    <style:style style:name="P6" style:family="paragraph">
      <loext:graphic-properties draw:fill-color="#ffffff"/>
      <style:text-properties style:font-name="Bitstream Vera Sans" fo:font-size="44pt" style:font-size-asian="44pt" style:font-size-complex="44pt"/>
    </style:style>
    <style:style style:name="T1" style:family="text">
      <style:text-properties style:font-name="Bitstream Vera Serif" fo:font-size="72pt" style:font-size-asian="72pt" style:font-size-complex="72pt"/>
    </style:style>
    <style:style style:name="T2" style:family="text">
      <style:text-properties style:font-name="Bitstream Vera Serif" fo:font-size="20pt" style:font-size-asian="20pt" style:font-size-complex="20pt"/>
    </style:style>
    <style:style style:name="T3" style:family="text">
      <style:text-properties style:font-name="Bitstream Vera Serif" fo:font-size="44pt" style:font-size-asian="44pt" style:font-size-complex="44pt"/>
    </style:style>
    <style:style style:name="T4" style:family="text">
      <style:text-properties style:font-name="Bitstream Vera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4.375cm" svg:x="1.4cm" svg:y="0.625cm" presentation:class="subtitle" presentation:user-transformed="true">
          <draw:text-box>
            <text:p><text:span text:style-name="T1">Deus Esta No Meio Do Seu Povo</text:span></text:p>
            <text:p><text:span text:style-name="T2">Vanilda Bordie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Deus está no meio do seu povo</text:span></text:p>
            <text:p text:style-name="P3"><text:span text:style-name="T3">Deus está no meio do seu povo</text:span></text:p>
            <text:p text:style-name="P3"><text:span text:style-name="T3">Deus está no meio do seu povo</text:span></text:p>
            <text:p text:style-name="P3"><text:span text:style-name="T3">Deus está no meio do seu povo</text:span></text:p>
            <text:p text:style-name="P3"><text:span text:style-name="T3">Deus está no meio do seu povo</text:span></text:p>
            <text:p text:style-name="P3"><text:span text:style-name="T3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6" draw:layer="layout" svg:width="25.199cm" svg:height="14.175cm" svg:x="1.4cm" svg:y="0.625cm" presentation:class="subtitle" presentation:user-transformed="true">
          <draw:text-box>
            <text:p text:style-name="P5"><text:span text:style-name="T4">Deus está no meio do seu povo (aleluia)</text:span></text:p>
            <text:p text:style-name="P5"><text:span text:style-name="T4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udo que ele fez pode</text:span></text:p>
            <text:p text:style-name="P3"><text:span text:style-name="T3">fazer de novo</text:span></text:p>
            <text:p text:style-name="P3"><text:span text:style-name="T3">Sinto Deus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text-style-name="P6" draw:layer="layout" svg:width="25.199cm" svg:height="14.175cm" svg:x="1.4cm" svg:y="0.625cm" presentation:class="subtitle" presentation:user-transformed="true">
          <draw:text-box>
            <text:p text:style-name="P5"><text:span text:style-name="T4">Deus está no meio do seu povo (aleluia)</text:span></text:p>
            <text:p text:style-name="P5"><text:span text:style-name="T4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udo que ele fez pode</text:span></text:p>
            <text:p text:style-name="P3"><text:span text:style-name="T3">fazer de novo</text:span></text:p>
            <text:p text:style-name="P3"><text:span text:style-name="T3">Sinto Deus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text-style-name="P6" draw:layer="layout" svg:width="25.199cm" svg:height="14.175cm" svg:x="1.4cm" svg:y="0.625cm" presentation:class="subtitle" presentation:user-transformed="true">
          <draw:text-box>
            <text:p text:style-name="P5"><text:span text:style-name="T4">A história de israel nos</text:span></text:p>
            <text:p text:style-name="P5"><text:span text:style-name="T4">ensinou uma lição</text:span></text:p>
            <text:p text:style-name="P5"><text:span text:style-name="T4">Deus esta no meio do seu povo</text:span></text:p>
            <text:p text:style-name="P5"><text:span text:style-name="T4">Os milagres no deserto</text:span></text:p>
            <text:p text:style-name="P5"><text:span text:style-name="T4">só tem uma explicação</text:span></text:p>
            <text:p text:style-name="P5"><text:span text:style-name="T4">Deus esta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4.175cm" svg:x="1.4cm" svg:y="0.625cm" presentation:class="subtitle" presentation:user-transformed="true">
          <draw:text-box>
            <text:p text:style-name="P5"><text:span text:style-name="T4">Deus está no meio do seu povo (aleluia)</text:span></text:p>
            <text:p text:style-name="P5"><text:span text:style-name="T4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udo que ele fez pode</text:span></text:p>
            <text:p text:style-name="P3"><text:span text:style-name="T3">fazer de novo</text:span></text:p>
            <text:p text:style-name="P3"><text:span text:style-name="T3">Sinto Deus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text-style-name="P6" draw:layer="layout" svg:width="25.199cm" svg:height="14.175cm" svg:x="1.4cm" svg:y="0.625cm" presentation:class="subtitle" presentation:user-transformed="true">
          <draw:text-box>
            <text:p text:style-name="P5"><text:span text:style-name="T4">Deus está no meio do seu povo (aleluia)</text:span></text:p>
            <text:p text:style-name="P5"><text:span text:style-name="T4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udo que ele fez pode</text:span></text:p>
            <text:p text:style-name="P3"><text:span text:style-name="T3">fazer de novo</text:span></text:p>
            <text:p text:style-name="P3"><text:span text:style-name="T3">Sinto Deus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O verbo se fez carne e</text:span></text:p>
            <text:p text:style-name="P3"><text:span text:style-name="T3">na terra abitou</text:span></text:p>
            <text:p text:style-name="P3"><text:span text:style-name="T3">Deus esta no meio do seu povo</text:span></text:p>
            <text:p text:style-name="P3"><text:span text:style-name="T3">Seus milagres e ensino uma coisa nos mostrou</text:span></text:p>
            <text:p text:style-name="P3"><text:span text:style-name="T3">Deus esta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O espírito santo desceu</text:span></text:p>
            <text:p text:style-name="P3"><text:span text:style-name="T3">em jerusalem</text:span></text:p>
            <text:p text:style-name="P3"><text:span text:style-name="T3">Deus esta no meio do seu povo</text:span></text:p>
            <text:p text:style-name="P3"><text:span text:style-name="T3">Na igreja primitiva ouve</text:span></text:p>
            <text:p text:style-name="P3"><text:span text:style-name="T3">milagres também</text:span></text:p>
            <text:p text:style-name="P3"><text:span text:style-name="T3">Deus esta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4.175cm" svg:x="1.4cm" svg:y="0.625cm" presentation:class="subtitle" presentation:user-transformed="true">
          <draw:text-box>
            <text:p text:style-name="P5"><text:span text:style-name="T4">Deus está no meio do seu povo (aleluia)</text:span></text:p>
            <text:p text:style-name="P5"><text:span text:style-name="T4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udo que ele fez pode</text:span></text:p>
            <text:p text:style-name="P3"><text:span text:style-name="T3">fazer de novo</text:span></text:p>
            <text:p text:style-name="P3"><text:span text:style-name="T3">Sinto Deus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3" draw:text-style-name="P6" draw:layer="layout" svg:width="25.199cm" svg:height="14.175cm" svg:x="1.4cm" svg:y="0.625cm" presentation:class="subtitle" presentation:user-transformed="true">
          <draw:text-box>
            <text:p text:style-name="P5"><text:span text:style-name="T4">Deus está no meio do seu povo (aleluia)</text:span></text:p>
            <text:p text:style-name="P5"><text:span text:style-name="T4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udo que ele fez pode</text:span></text:p>
            <text:p text:style-name="P3"><text:span text:style-name="T3">fazer de novo</text:span></text:p>
            <text:p text:style-name="P3"><text:span text:style-name="T3">Sinto Deus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Deus é o mesmo ontem,</text:span></text:p>
            <text:p text:style-name="P3"><text:span text:style-name="T3">hoje e eternamente</text:span></text:p>
            <text:p text:style-name="P3"><text:span text:style-name="T3">Deus esta no meio do seu povo</text:span></text:p>
            <text:p text:style-name="P3"><text:span text:style-name="T3">Ele é o emanuel e esta</text:span></text:p>
            <text:p text:style-name="P3"><text:span text:style-name="T3">sempre presente</text:span></text:p>
            <text:p text:style-name="P3"><text:span text:style-name="T3">Deus esta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Vejo o crente cheio de</text:span></text:p>
            <text:p text:style-name="P3"><text:span text:style-name="T3">emoçao e de poder</text:span></text:p>
            <text:p text:style-name="P3"><text:span text:style-name="T3">Deus esta no meio do seu povo</text:span></text:p>
            <text:p text:style-name="P3"><text:span text:style-name="T3">Mudo fala, surdo ouvi e</text:span></text:p>
            <text:p text:style-name="P3"><text:span text:style-name="T3">cego pode ver</text:span></text:p>
            <text:p text:style-name="P3"><text:span text:style-name="T3">Deus esta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3" draw:text-style-name="P6" draw:layer="layout" svg:width="25.199cm" svg:height="14.175cm" svg:x="1.4cm" svg:y="0.625cm" presentation:class="subtitle" presentation:user-transformed="true">
          <draw:text-box>
            <text:p text:style-name="P5"><text:span text:style-name="T4">Deus está no meio do seu povo (aleluia)</text:span></text:p>
            <text:p text:style-name="P5"><text:span text:style-name="T4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udo que ele fez pode</text:span></text:p>
            <text:p text:style-name="P3"><text:span text:style-name="T3">fazer de novo</text:span></text:p>
            <text:p text:style-name="P3"><text:span text:style-name="T3">Sinto Deus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Ele é dig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odo dia alguém recebe</text:span></text:p>
            <text:p text:style-name="P3"><text:span text:style-name="T3">a libertação</text:span></text:p>
            <text:p text:style-name="P3"><text:span text:style-name="T3">Deus está no meio do seu povo</text:span></text:p>
            <text:p text:style-name="P3"><text:span text:style-name="T3">Deus vai usar a igreja para abalar nossa nação</text:span></text:p>
            <text:p text:style-name="P3"><text:span text:style-name="T3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3" draw:text-style-name="P6" draw:layer="layout" svg:width="25.199cm" svg:height="14.175cm" svg:x="1.4cm" svg:y="0.625cm" presentation:class="subtitle" presentation:user-transformed="true">
          <draw:text-box>
            <text:p text:style-name="P5"><text:span text:style-name="T4">Deus está no meio do seu povo (aleluia)</text:span></text:p>
            <text:p text:style-name="P5"><text:span text:style-name="T4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udo que ele fez pode</text:span></text:p>
            <text:p text:style-name="P3"><text:span text:style-name="T3">fazer de novo</text:span></text:p>
            <text:p text:style-name="P3"><text:span text:style-name="T3">Sinto Deus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Tudo que ele fez pode</text:span></text:p>
            <text:p text:style-name="P3"><text:span text:style-name="T3">fazer de novo</text:span></text:p>
            <text:p text:style-name="P3"><text:span text:style-name="T3">Sinto Deus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4.175cm" svg:x="1.4cm" svg:y="0.625cm" presentation:class="subtitle" presentation:user-transformed="true">
          <draw:text-box>
            <text:p text:style-name="P3"><text:span text:style-name="T3">Deus está no meio do seu povo</text:span></text:p>
            <text:p text:style-name="P3"><text:span text:style-name="T3">Deus está no meio do seu povo</text:span></text:p>
            <text:p text:style-name="P3"><text:span text:style-name="T3">Deus está no meio do seu povo</text:span></text:p>
            <text:p text:style-name="P3"><text:span text:style-name="T3">Deus está no meio do seu povo</text:span></text:p>
            <text:p text:style-name="P3"><text:span text:style-name="T3">Deus está no meio do seu povo</text:span></text:p>
            <text:p text:style-name="P3"><text:span text:style-name="T3">Deus está no meio do seu p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7cm" fo:margin-bottom="0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5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8.875cm" svg:height="1.087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7cm" svg:x="1.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2:35:29.107785958</meta:creation-date>
    <dc:date>2017-12-10T12:54:23.945254262</dc:date>
    <meta:editing-duration>PT17M52S</meta:editing-duration>
    <meta:editing-cycles>31</meta:editing-cycles>
    <meta:generator>LibreOffice/5.4.1.2.0$Linux_X86_64 LibreOffice_project/40m0$Build-2</meta:generator>
    <meta:document-statistic meta:object-count="102"/>
  </office:meta>
</office:document-meta>
</file>